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margin-bottom="0.1950in"/>
      <style:text-properties style:font-name="Times" fo:font-size="14.0pt"/>
    </style:style>
    <style:style style:name="P2" style:family="paragraph" style:parent-style-name="Standard">
      <style:paragraph-properties fo:margin-bottom="0.1667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P3" style:family="paragraph" style:parent-style-name="Standard">
      <style:paragraph-properties fo:margin-bottom="0.1667in">
        <style:tab-stops>
          <style:tab-stop style:position="0.5000in"/>
        </style:tab-stops>
      </style:paragraph-properties>
      <style:text-properties style:font-name="Times" fo:font-size="12.0pt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)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/></text:p>
      <text:list text:style-name="L1">
        <text:list-item>
          <text:p text:style-name="P2"><text:s/><text:span text:style-name="T2">Quali sono le cattive abitudini più comuni legate alla gestione del tempo?</text:span></text:p>
        </text:list-item>
        <text:list-item>
          <text:p text:style-name="P2"><text:span text:style-name="T2">In che modo gli utenti si accorgono (o no) di perdere tempo durante la giornata?</text:span></text:p>
        </text:list-item>
        <text:list-item>
          <text:p text:style-name="P2"><text:span text:style-name="T2"><text:s/></text:span><text:a xlink:type="simple" xlink:href="https://annarosapacini.com/mito-perdere-tempo/#:~:text=Cosa%20significa%20%E2%80%9Cperdere%20tempo%E2%80%9D?,di%20quanto%20potresti%2C%20o%20dovresti."><text:span text:style-name="T2">https://annarosapacini.com/mito-perdere-tempo/#:~:text=Cosa%20significa%20“perdere%20tempo”?,di%20quanto%20potresti%2C%20o%20dovresti.</text:span></text:a></text:p>
        </text:list-item>
        <text:list-item>
          <text:p text:style-name="P2"><text:span text:style-name="T2">Quali sono i segnali che indicano una cattiva gestione del tempo?</text:span></text:p>
        </text:list-item>
      </text:list>
      <text:p text:style-name="P3"><text:a xlink:type="simple" xlink:href="https://taskom.at/it/blog/gestione-del-tempo/i-nemici-del-tempo"><text:span text:style-name="T2">https://taskom.at/it/blog/gestione-del-tempo/i-nemici-del-tempo</text:span></text:a></text:p>
      <text:list text:style-name="L1">
        <text:list-item>
          <text:p text:style-name="P2"><text:span text:style-name="T2">Gli utenti sono consapevoli delle proprie abitudini digitali (es. tempo sui social, app inutili, multitasking)?</text:span></text:p>
        </text:list-item>
        <text:list-item>
          <text:p text:style-name="P2"><text:span text:style-name="T2">Che tipo di ostacoli incontrano nel cambiare abitudini?</text:span></text:p>
        </text:list-item>
        <text:list-item>
          <text:p text:style-name="P2"><text:span text:style-name="T2">Quali dati può raccogliere lo smartphone per monitorare le abitudini? (es. tempo su app, movimento, orari)</text:span></text:p>
        </text:list-item>
        <text:list-item>
          <text:p text:style-name="P2"><text:span text:style-name="T2">Quali metodi esistono per modificare comportamenti (es. nudging, piccoli obiettivi, premi)?</text:span></text:p>
        </text:list-item>
        <text:list-item>
          <text:p text:style-name="P2"><text:span text:style-name="T2">Come può aiutare l’utente a essere costante nel tempo?</text:span></text:p>
        </text:list-item>
        <text:list-item>
          <text:p text:style-name="P2"><text:span text:style-name="T2">Come può l’utente monitorare i suoi miglioramenti?</text:span></text:p>
        </text:list-item>
        <text:list-item>
          <text:p text:style-name="P2">I d<text:span text:style-name="T2">ati devono essere visualizzati con grafici, riepiloghi settimanali, notifiche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4</meta:generator>
  </office:meta>
</office:document-meta>
</file>